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size_restriction</text:p>
          </table:table-cell>
          <table:table-cell office:value-type="string">
            <text:p>hostile_a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radius</text:p>
          </table:table-cell>
          <table:table-cell office:value-type="string">
            <text:p>apply_on</text:p>
          </table:table-cell>
          <table:table-cell office:value-type="string">
            <text:p>stack_info</text:p>
          </table:table-cell>
          <table:table-cell office:value-type="string">
            <text:p/>
          </table:table-cell>
          <table:table-cell office:value-type="string">
            <text:p>damage_per_da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raph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/>
          </table:table-cell>
          <table:table-cell office:value-type="string">
            <text:p>shield_damage</text:p>
          </table:table-cell>
          <table:table-cell office:value-type="string">
            <text:p>shield_penetration</text:p>
          </table:table-cell>
          <table:table-cell office:value-type="string">
            <text:p>armor_penetration</text:p>
          </table:table-cell>
          <table:table-cell office:value-type="string">
            <text:p>area_effect</text:p>
          </table:table-cell>
          <table:table-cell office:value-type="string">
            <text:p/>
          </table:table-cell>
          <table:table-cell office:value-type="string">
            <text:p>ship_effec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STATION_WEAPON_AURA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station_weapon_aura_components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GRAVITON_HAMMER_AURA_1"</text:p>
          </table:table-cell>
          <table:table-cell office:value-type="string">
            <text:p>aux</text:p>
          </table:table-cell>
          <table:table-cell office:value-type="string">
            <text:p>"GFX_ship_part_aura_graviton_hamm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graviton_hammer_1" }</text:p>
          </table:table-cell>
          <table:table-cell office:value-type="string">
            <text:p>"SMALL_STATION_GRAVITON_HAMM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graviton_hammer"</text:p>
          </table:table-cell>
          <table:table-cell office:value-type="string">
            <text:p>40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GRAVITON_HAMMER_AURA_2"</text:p>
          </table:table-cell>
          <table:table-cell office:value-type="string">
            <text:p>aux</text:p>
          </table:table-cell>
          <table:table-cell office:value-type="string">
            <text:p>"GFX_ship_part_aura_graviton_hamm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graviton_hammer_2" }</text:p>
          </table:table-cell>
          <table:table-cell office:value-type="string">
            <text:p>"SMALL_STATION_GRAVITON_HAMM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graviton_hammer"</text:p>
          </table:table-cell>
          <table:table-cell office:value-type="string">
            <text:p>4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GRAVITON_HAMMER_AURA_3"</text:p>
          </table:table-cell>
          <table:table-cell office:value-type="string">
            <text:p>aux</text:p>
          </table:table-cell>
          <table:table-cell office:value-type="string">
            <text:p>"GFX_ship_part_aura_graviton_hamm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graviton_hamm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graviton_hammer"</text:p>
          </table:table-cell>
          <table:table-cell office:value-type="string">
            <text:p>50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GRAVITON_HAMMER_AURA_1"</text:p>
          </table:table-cell>
          <table:table-cell office:value-type="string">
            <text:p>aux</text:p>
          </table:table-cell>
          <table:table-cell office:value-type="string">
            <text:p>"GFX_ship_part_aura_graviton_hamm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graviton_hammer_1" }</text:p>
          </table:table-cell>
          <table:table-cell office:value-type="string">
            <text:p>"MEDIUM_STATION_GRAVITON_HAMM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graviton_hammer"</text:p>
          </table:table-cell>
          <table:table-cell office:value-type="string">
            <text:p>50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2</text:p>
          </table:table-cell>
          <table:table-cell office:value-type="string">
            <text:p>4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GRAVITON_HAMMER_AURA_2"</text:p>
          </table:table-cell>
          <table:table-cell office:value-type="string">
            <text:p>aux</text:p>
          </table:table-cell>
          <table:table-cell office:value-type="string">
            <text:p>"GFX_ship_part_aura_graviton_hamm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graviton_hammer_2" }</text:p>
          </table:table-cell>
          <table:table-cell office:value-type="string">
            <text:p>"MEDIUM_STATION_GRAVITON_HAMM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graviton_hammer"</text:p>
          </table:table-cell>
          <table:table-cell office:value-type="string">
            <text:p>56.2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.4</text:p>
          </table:table-cell>
          <table:table-cell office:value-type="string">
            <text:p>8.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GRAVITON_HAMMER_AURA_3"</text:p>
          </table:table-cell>
          <table:table-cell office:value-type="string">
            <text:p>aux</text:p>
          </table:table-cell>
          <table:table-cell office:value-type="string">
            <text:p>"GFX_ship_part_aura_graviton_hamm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graviton_hamm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graviton_hammer"</text:p>
          </table:table-cell>
          <table:table-cell office:value-type="string">
            <text:p>62.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8.8</text:p>
          </table:table-cell>
          <table:table-cell office:value-type="string">
            <text:p>13.20000000000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GRAVITON_HAMMER_AURA_1"</text:p>
          </table:table-cell>
          <table:table-cell office:value-type="string">
            <text:p>aux</text:p>
          </table:table-cell>
          <table:table-cell office:value-type="string">
            <text:p>"GFX_ship_part_aura_graviton_hamm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graviton_hammer_1" }</text:p>
          </table:table-cell>
          <table:table-cell office:value-type="string">
            <text:p>"LARGE_STATION_GRAVITON_HAMM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graviton_hammer"</text:p>
          </table:table-cell>
          <table:table-cell office:value-type="string">
            <text:p>62.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4200000000000004</text:p>
          </table:table-cell>
          <table:table-cell office:value-type="string">
            <text:p>4.84000000000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GRAVITON_HAMMER_AURA_2"</text:p>
          </table:table-cell>
          <table:table-cell office:value-type="string">
            <text:p>aux</text:p>
          </table:table-cell>
          <table:table-cell office:value-type="string">
            <text:p>"GFX_ship_part_aura_graviton_hamm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graviton_hammer_2" }</text:p>
          </table:table-cell>
          <table:table-cell office:value-type="string">
            <text:p>"LARGE_STATION_GRAVITON_HAMM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graviton_hammer"</text:p>
          </table:table-cell>
          <table:table-cell office:value-type="string">
            <text:p>70.312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.840000000000001</text:p>
          </table:table-cell>
          <table:table-cell office:value-type="string">
            <text:p>9.68000000000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GRAVITON_HAMMER_AURA_3"</text:p>
          </table:table-cell>
          <table:table-cell office:value-type="string">
            <text:p>aux</text:p>
          </table:table-cell>
          <table:table-cell office:value-type="string">
            <text:p>"GFX_ship_part_aura_graviton_hamm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graviton_hamm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graviton_hammer"</text:p>
          </table:table-cell>
          <table:table-cell office:value-type="string">
            <text:p>78.12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9.680000000000001</text:p>
          </table:table-cell>
          <table:table-cell office:value-type="string">
            <text:p>14.52000000000000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GRAVITON_HAMMER_AURA_1"</text:p>
          </table:table-cell>
          <table:table-cell office:value-type="string">
            <text:p>aux</text:p>
          </table:table-cell>
          <table:table-cell office:value-type="string">
            <text:p>"GFX_ship_part_aura_graviton_hamm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graviton_hammer_1" }</text:p>
          </table:table-cell>
          <table:table-cell office:value-type="string">
            <text:p>"EXTRA_LARGE_STATION_GRAVITON_HAMM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graviton_hammer"</text:p>
          </table:table-cell>
          <table:table-cell office:value-type="string">
            <text:p>78.12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662000000000001</text:p>
          </table:table-cell>
          <table:table-cell office:value-type="string">
            <text:p>5.32400000000000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GRAVITON_HAMMER_AURA_2"</text:p>
          </table:table-cell>
          <table:table-cell office:value-type="string">
            <text:p>aux</text:p>
          </table:table-cell>
          <table:table-cell office:value-type="string">
            <text:p>"GFX_ship_part_aura_graviton_hamm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graviton_hammer_2" }</text:p>
          </table:table-cell>
          <table:table-cell office:value-type="string">
            <text:p>"EXTRA_LARGE_STATION_GRAVITON_HAMM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graviton_hammer"</text:p>
          </table:table-cell>
          <table:table-cell office:value-type="string">
            <text:p>87.89062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5.324000000000002</text:p>
          </table:table-cell>
          <table:table-cell office:value-type="string">
            <text:p>10.64800000000000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GRAVITON_HAMMER_AURA_3"</text:p>
          </table:table-cell>
          <table:table-cell office:value-type="string">
            <text:p>aux</text:p>
          </table:table-cell>
          <table:table-cell office:value-type="string">
            <text:p>"GFX_ship_part_aura_graviton_hamm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graviton_hamm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graviton_hammer"</text:p>
          </table:table-cell>
          <table:table-cell office:value-type="string">
            <text:p>97.65625</text:p>
          </table:table-cell>
          <table:table-cell office:value-type="string">
            <text:p>ships</text:p>
          </table:table-cell>
          <table:table-cell office:value-type="string">
            <text:p>hostile_aura_graviton_hamm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10.648000000000003</text:p>
          </table:table-cell>
          <table:table-cell office:value-type="string">
            <text:p>15.97200000000000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SWARMER_DRONES_AURA_1"</text:p>
          </table:table-cell>
          <table:table-cell office:value-type="string">
            <text:p>aux</text:p>
          </table:table-cell>
          <table:table-cell office:value-type="string">
            <text:p>"GFX_ship_part_aura_swarmer_drones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swarmer_drones_1" }</text:p>
          </table:table-cell>
          <table:table-cell office:value-type="string">
            <text:p>"SMALL_STATION_SWARMER_DRONES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swarmer_drones"</text:p>
          </table:table-cell>
          <table:table-cell office:value-type="string">
            <text:p>30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SWARMER_DRONES_AURA_2"</text:p>
          </table:table-cell>
          <table:table-cell office:value-type="string">
            <text:p>aux</text:p>
          </table:table-cell>
          <table:table-cell office:value-type="string">
            <text:p>"GFX_ship_part_aura_swarmer_drones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swarmer_drones_2" }</text:p>
          </table:table-cell>
          <table:table-cell office:value-type="string">
            <text:p>"SMALL_STATION_SWARMER_DRONES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swarmer_drones"</text:p>
          </table:table-cell>
          <table:table-cell office:value-type="string">
            <text:p>3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SWARMER_DRONES_AURA_3"</text:p>
          </table:table-cell>
          <table:table-cell office:value-type="string">
            <text:p>aux</text:p>
          </table:table-cell>
          <table:table-cell office:value-type="string">
            <text:p>"GFX_ship_part_aura_swarmer_drones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swarmer_drones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swarmer_drones"</text:p>
          </table:table-cell>
          <table:table-cell office:value-type="string">
            <text:p>40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SWARMER_DRONES_AURA_1"</text:p>
          </table:table-cell>
          <table:table-cell office:value-type="string">
            <text:p>aux</text:p>
          </table:table-cell>
          <table:table-cell office:value-type="string">
            <text:p>"GFX_ship_part_aura_swarmer_drones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swarmer_drones_1" }</text:p>
          </table:table-cell>
          <table:table-cell office:value-type="string">
            <text:p>"MEDIUM_STATION_SWARMER_DRONES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swarmer_drones"</text:p>
          </table:table-cell>
          <table:table-cell office:value-type="string">
            <text:p>37.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5</text:p>
          </table:table-cell>
          <table:table-cell office:value-type="string">
            <text:p>0.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SWARMER_DRONES_AURA_2"</text:p>
          </table:table-cell>
          <table:table-cell office:value-type="string">
            <text:p>aux</text:p>
          </table:table-cell>
          <table:table-cell office:value-type="string">
            <text:p>"GFX_ship_part_aura_swarmer_drones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swarmer_drones_2" }</text:p>
          </table:table-cell>
          <table:table-cell office:value-type="string">
            <text:p>"MEDIUM_STATION_SWARMER_DRONES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swarmer_drones"</text:p>
          </table:table-cell>
          <table:table-cell office:value-type="string">
            <text:p>43.7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.1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SWARMER_DRONES_AURA_3"</text:p>
          </table:table-cell>
          <table:table-cell office:value-type="string">
            <text:p>aux</text:p>
          </table:table-cell>
          <table:table-cell office:value-type="string">
            <text:p>"GFX_ship_part_aura_swarmer_drones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swarmer_drones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swarmer_drones"</text:p>
          </table:table-cell>
          <table:table-cell office:value-type="string">
            <text:p>50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SWARMER_DRONES_AURA_1"</text:p>
          </table:table-cell>
          <table:table-cell office:value-type="string">
            <text:p>aux</text:p>
          </table:table-cell>
          <table:table-cell office:value-type="string">
            <text:p>"GFX_ship_part_aura_swarmer_drones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swarmer_drones_1" }</text:p>
          </table:table-cell>
          <table:table-cell office:value-type="string">
            <text:p>"LARGE_STATION_SWARMER_DRONES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swarmer_drones"</text:p>
          </table:table-cell>
          <table:table-cell office:value-type="string">
            <text:p>46.87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050000000000001</text:p>
          </table:table-cell>
          <table:table-cell office:value-type="string">
            <text:p>0.605000000000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SWARMER_DRONES_AURA_2"</text:p>
          </table:table-cell>
          <table:table-cell office:value-type="string">
            <text:p>aux</text:p>
          </table:table-cell>
          <table:table-cell office:value-type="string">
            <text:p>"GFX_ship_part_aura_swarmer_drones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swarmer_drones_2" }</text:p>
          </table:table-cell>
          <table:table-cell office:value-type="string">
            <text:p>"LARGE_STATION_SWARMER_DRONES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swarmer_drones"</text:p>
          </table:table-cell>
          <table:table-cell office:value-type="string">
            <text:p>54.687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.2100000000000002</text:p>
          </table:table-cell>
          <table:table-cell office:value-type="string">
            <text:p>1.210000000000000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SWARMER_DRONES_AURA_3"</text:p>
          </table:table-cell>
          <table:table-cell office:value-type="string">
            <text:p>aux</text:p>
          </table:table-cell>
          <table:table-cell office:value-type="string">
            <text:p>"GFX_ship_part_aura_swarmer_drones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swarmer_drones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swarmer_drones"</text:p>
          </table:table-cell>
          <table:table-cell office:value-type="string">
            <text:p>62.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2.4200000000000004</text:p>
          </table:table-cell>
          <table:table-cell office:value-type="string">
            <text:p>2.420000000000000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SWARMER_DRONES_AURA_1"</text:p>
          </table:table-cell>
          <table:table-cell office:value-type="string">
            <text:p>aux</text:p>
          </table:table-cell>
          <table:table-cell office:value-type="string">
            <text:p>"GFX_ship_part_aura_swarmer_drones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swarmer_drones_1" }</text:p>
          </table:table-cell>
          <table:table-cell office:value-type="string">
            <text:p>"EXTRA_LARGE_STATION_SWARMER_DRONES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swarmer_drones"</text:p>
          </table:table-cell>
          <table:table-cell office:value-type="string">
            <text:p>58.5937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655000000000002</text:p>
          </table:table-cell>
          <table:table-cell office:value-type="string">
            <text:p>0.665500000000000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SWARMER_DRONES_AURA_2"</text:p>
          </table:table-cell>
          <table:table-cell office:value-type="string">
            <text:p>aux</text:p>
          </table:table-cell>
          <table:table-cell office:value-type="string">
            <text:p>"GFX_ship_part_aura_swarmer_drones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swarmer_drones_2" }</text:p>
          </table:table-cell>
          <table:table-cell office:value-type="string">
            <text:p>"EXTRA_LARGE_STATION_SWARMER_DRONES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swarmer_drones"</text:p>
          </table:table-cell>
          <table:table-cell office:value-type="string">
            <text:p>68.35937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.3310000000000004</text:p>
          </table:table-cell>
          <table:table-cell office:value-type="string">
            <text:p>1.331000000000000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SWARMER_DRONES_AURA_3"</text:p>
          </table:table-cell>
          <table:table-cell office:value-type="string">
            <text:p>aux</text:p>
          </table:table-cell>
          <table:table-cell office:value-type="string">
            <text:p>"GFX_ship_part_aura_swarmer_drones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swarmer_drones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swarmer_drones"</text:p>
          </table:table-cell>
          <table:table-cell office:value-type="string">
            <text:p>78.125</text:p>
          </table:table-cell>
          <table:table-cell office:value-type="string">
            <text:p>ships</text:p>
          </table:table-cell>
          <table:table-cell office:value-type="string">
            <text:p>hostile_aura_swarmer_drones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2.662000000000001</text:p>
          </table:table-cell>
          <table:table-cell office:value-type="string">
            <text:p>2.66200000000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QUANTUM_DESTABLIZIER_AURA_1"</text:p>
          </table:table-cell>
          <table:table-cell office:value-type="string">
            <text:p>aux</text:p>
          </table:table-cell>
          <table:table-cell office:value-type="string">
            <text:p>"GFX_ship_part_aura_quantum_destabiliz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quantum_destabilizer_1" }</text:p>
          </table:table-cell>
          <table:table-cell office:value-type="string">
            <text:p>"SMALL_STATION_QUANTUM_DESTABLIZI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quantum_destabilizer"</text:p>
          </table:table-cell>
          <table:table-cell office:value-type="string">
            <text:p>40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QUANTUM_DESTABLIZIER_AURA_2"</text:p>
          </table:table-cell>
          <table:table-cell office:value-type="string">
            <text:p>aux</text:p>
          </table:table-cell>
          <table:table-cell office:value-type="string">
            <text:p>"GFX_ship_part_aura_quantum_destabiliz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quantum_destabilizer_2" }</text:p>
          </table:table-cell>
          <table:table-cell office:value-type="string">
            <text:p>"SMALL_STATION_QUANTUM_DESTABLIZI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quantum_destabilizer"</text:p>
          </table:table-cell>
          <table:table-cell office:value-type="string">
            <text:p>4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QUANTUM_DESTABLIZIER_AURA_3"</text:p>
          </table:table-cell>
          <table:table-cell office:value-type="string">
            <text:p>aux</text:p>
          </table:table-cell>
          <table:table-cell office:value-type="string">
            <text:p>"GFX_ship_part_aura_quantum_destabiliz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quantum_destabiliz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quantum_destabilizer"</text:p>
          </table:table-cell>
          <table:table-cell office:value-type="string">
            <text:p>50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QUANTUM_DESTABLIZIER_AURA_1"</text:p>
          </table:table-cell>
          <table:table-cell office:value-type="string">
            <text:p>aux</text:p>
          </table:table-cell>
          <table:table-cell office:value-type="string">
            <text:p>"GFX_ship_part_aura_quantum_destabiliz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quantum_destabilizer_1" }</text:p>
          </table:table-cell>
          <table:table-cell office:value-type="string">
            <text:p>"MEDIUM_STATION_QUANTUM_DESTABLIZI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quantum_destabilizer"</text:p>
          </table:table-cell>
          <table:table-cell office:value-type="string">
            <text:p>50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2</text:p>
          </table:table-cell>
          <table:table-cell office:value-type="string">
            <text:p>4.4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QUANTUM_DESTABLIZIER_AURA_2"</text:p>
          </table:table-cell>
          <table:table-cell office:value-type="string">
            <text:p>aux</text:p>
          </table:table-cell>
          <table:table-cell office:value-type="string">
            <text:p>"GFX_ship_part_aura_quantum_destabiliz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quantum_destabilizer_2" }</text:p>
          </table:table-cell>
          <table:table-cell office:value-type="string">
            <text:p>"MEDIUM_STATION_QUANTUM_DESTABLIZI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quantum_destabilizer"</text:p>
          </table:table-cell>
          <table:table-cell office:value-type="string">
            <text:p>56.2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.4</text:p>
          </table:table-cell>
          <table:table-cell office:value-type="string">
            <text:p>8.8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QUANTUM_DESTABLIZIER_AURA_3"</text:p>
          </table:table-cell>
          <table:table-cell office:value-type="string">
            <text:p>aux</text:p>
          </table:table-cell>
          <table:table-cell office:value-type="string">
            <text:p>"GFX_ship_part_aura_quantum_destabiliz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quantum_destabiliz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quantum_destabilizer"</text:p>
          </table:table-cell>
          <table:table-cell office:value-type="string">
            <text:p>62.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8.8</text:p>
          </table:table-cell>
          <table:table-cell office:value-type="string">
            <text:p>13.20000000000000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QUANTUM_DESTABLIZIER_AURA_1"</text:p>
          </table:table-cell>
          <table:table-cell office:value-type="string">
            <text:p>aux</text:p>
          </table:table-cell>
          <table:table-cell office:value-type="string">
            <text:p>"GFX_ship_part_aura_quantum_destabiliz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quantum_destabilizer_1" }</text:p>
          </table:table-cell>
          <table:table-cell office:value-type="string">
            <text:p>"LARGE_STATION_QUANTUM_DESTABLIZI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quantum_destabilizer"</text:p>
          </table:table-cell>
          <table:table-cell office:value-type="string">
            <text:p>62.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4200000000000004</text:p>
          </table:table-cell>
          <table:table-cell office:value-type="string">
            <text:p>4.84000000000000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QUANTUM_DESTABLIZIER_AURA_2"</text:p>
          </table:table-cell>
          <table:table-cell office:value-type="string">
            <text:p>aux</text:p>
          </table:table-cell>
          <table:table-cell office:value-type="string">
            <text:p>"GFX_ship_part_aura_quantum_destabiliz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quantum_destabilizer_2" }</text:p>
          </table:table-cell>
          <table:table-cell office:value-type="string">
            <text:p>"LARGE_STATION_QUANTUM_DESTABLIZI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quantum_destabilizer"</text:p>
          </table:table-cell>
          <table:table-cell office:value-type="string">
            <text:p>70.312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.840000000000001</text:p>
          </table:table-cell>
          <table:table-cell office:value-type="string">
            <text:p>9.68000000000000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QUANTUM_DESTABLIZIER_AURA_3"</text:p>
          </table:table-cell>
          <table:table-cell office:value-type="string">
            <text:p>aux</text:p>
          </table:table-cell>
          <table:table-cell office:value-type="string">
            <text:p>"GFX_ship_part_aura_quantum_destabiliz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quantum_destabiliz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quantum_destabilizer"</text:p>
          </table:table-cell>
          <table:table-cell office:value-type="string">
            <text:p>78.12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9.680000000000001</text:p>
          </table:table-cell>
          <table:table-cell office:value-type="string">
            <text:p>14.520000000000003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QUANTUM_DESTABLIZIER_AURA_1"</text:p>
          </table:table-cell>
          <table:table-cell office:value-type="string">
            <text:p>aux</text:p>
          </table:table-cell>
          <table:table-cell office:value-type="string">
            <text:p>"GFX_ship_part_aura_quantum_destabiliz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quantum_destabilizer_1" }</text:p>
          </table:table-cell>
          <table:table-cell office:value-type="string">
            <text:p>"EXTRA_LARGE_STATION_QUANTUM_DESTABLIZI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quantum_destabilizer"</text:p>
          </table:table-cell>
          <table:table-cell office:value-type="string">
            <text:p>78.12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662000000000001</text:p>
          </table:table-cell>
          <table:table-cell office:value-type="string">
            <text:p>5.324000000000002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QUANTUM_DESTABLIZIER_AURA_2"</text:p>
          </table:table-cell>
          <table:table-cell office:value-type="string">
            <text:p>aux</text:p>
          </table:table-cell>
          <table:table-cell office:value-type="string">
            <text:p>"GFX_ship_part_aura_quantum_destabiliz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quantum_destabilizer_2" }</text:p>
          </table:table-cell>
          <table:table-cell office:value-type="string">
            <text:p>"EXTRA_LARGE_STATION_QUANTUM_DESTABLIZI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quantum_destabilizer"</text:p>
          </table:table-cell>
          <table:table-cell office:value-type="string">
            <text:p>87.89062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5.324000000000002</text:p>
          </table:table-cell>
          <table:table-cell office:value-type="string">
            <text:p>10.648000000000003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QUANTUM_DESTABLIZIER_AURA_3"</text:p>
          </table:table-cell>
          <table:table-cell office:value-type="string">
            <text:p>aux</text:p>
          </table:table-cell>
          <table:table-cell office:value-type="string">
            <text:p>"GFX_ship_part_aura_quantum_destabiliz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quantum_destabiliz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quantum_destabilizer"</text:p>
          </table:table-cell>
          <table:table-cell office:value-type="string">
            <text:p>97.65625</text:p>
          </table:table-cell>
          <table:table-cell office:value-type="string">
            <text:p>ships</text:p>
          </table:table-cell>
          <table:table-cell office:value-type="string">
            <text:p>hostile_aura_quantum_destabiliz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10.648000000000003</text:p>
          </table:table-cell>
          <table:table-cell office:value-type="string">
            <text:p>15.972000000000005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ARC_EMITTER_AURA_1"</text:p>
          </table:table-cell>
          <table:table-cell office:value-type="string">
            <text:p>aux</text:p>
          </table:table-cell>
          <table:table-cell office:value-type="string">
            <text:p>"GFX_ship_part_arc_emitt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arc_emitter_1" }</text:p>
          </table:table-cell>
          <table:table-cell office:value-type="string">
            <text:p>"SMALL_STATION_ARC_EMITT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arc_emitter"</text:p>
          </table:table-cell>
          <table:table-cell office:value-type="string">
            <text:p>40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ARC_EMITTER_AURA_2"</text:p>
          </table:table-cell>
          <table:table-cell office:value-type="string">
            <text:p>aux</text:p>
          </table:table-cell>
          <table:table-cell office:value-type="string">
            <text:p>"GFX_ship_part_arc_emitt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arc_emitter_2" }</text:p>
          </table:table-cell>
          <table:table-cell office:value-type="string">
            <text:p>"SMALL_STATION_ARC_EMITT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arc_emitter"</text:p>
          </table:table-cell>
          <table:table-cell office:value-type="string">
            <text:p>4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SMALL_STATION_ARC_EMITTER_AURA_3"</text:p>
          </table:table-cell>
          <table:table-cell office:value-type="string">
            <text:p>aux</text:p>
          </table:table-cell>
          <table:table-cell office:value-type="string">
            <text:p>"GFX_ship_part_arc_emitt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arc_emitt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small outpost_station }</text:p>
          </table:table-cell>
          <table:table-cell office:value-type="string">
            <text:p>"aura_arc_emitter"</text:p>
          </table:table-cell>
          <table:table-cell office:value-type="string">
            <text:p>50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ARC_EMITTER_AURA_1"</text:p>
          </table:table-cell>
          <table:table-cell office:value-type="string">
            <text:p>aux</text:p>
          </table:table-cell>
          <table:table-cell office:value-type="string">
            <text:p>"GFX_ship_part_arc_emitt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arc_emitter_1" }</text:p>
          </table:table-cell>
          <table:table-cell office:value-type="string">
            <text:p>"MEDIUM_STATION_ARC_EMITT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arc_emitter"</text:p>
          </table:table-cell>
          <table:table-cell office:value-type="string">
            <text:p>50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2</text:p>
          </table:table-cell>
          <table:table-cell office:value-type="string">
            <text:p>4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ARC_EMITTER_AURA_2"</text:p>
          </table:table-cell>
          <table:table-cell office:value-type="string">
            <text:p>aux</text:p>
          </table:table-cell>
          <table:table-cell office:value-type="string">
            <text:p>"GFX_ship_part_arc_emitt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arc_emitter_2" }</text:p>
          </table:table-cell>
          <table:table-cell office:value-type="string">
            <text:p>"MEDIUM_STATION_ARC_EMITT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arc_emitter"</text:p>
          </table:table-cell>
          <table:table-cell office:value-type="string">
            <text:p>56.2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.4</text:p>
          </table:table-cell>
          <table:table-cell office:value-type="string">
            <text:p>8.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MEDIUM_STATION_ARC_EMITTER_AURA_3"</text:p>
          </table:table-cell>
          <table:table-cell office:value-type="string">
            <text:p>aux</text:p>
          </table:table-cell>
          <table:table-cell office:value-type="string">
            <text:p>"GFX_ship_part_arc_emitt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arc_emitt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"aura_arc_emitter"</text:p>
          </table:table-cell>
          <table:table-cell office:value-type="string">
            <text:p>62.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8.8</text:p>
          </table:table-cell>
          <table:table-cell office:value-type="string">
            <text:p>13.20000000000000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ARC_EMITTER_AURA_1"</text:p>
          </table:table-cell>
          <table:table-cell office:value-type="string">
            <text:p>aux</text:p>
          </table:table-cell>
          <table:table-cell office:value-type="string">
            <text:p>"GFX_ship_part_arc_emitt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arc_emitter_1" }</text:p>
          </table:table-cell>
          <table:table-cell office:value-type="string">
            <text:p>"LARGE_STATION_ARC_EMITT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arc_emitter"</text:p>
          </table:table-cell>
          <table:table-cell office:value-type="string">
            <text:p>62.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4200000000000004</text:p>
          </table:table-cell>
          <table:table-cell office:value-type="string">
            <text:p>4.84000000000000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ARC_EMITTER_AURA_2"</text:p>
          </table:table-cell>
          <table:table-cell office:value-type="string">
            <text:p>aux</text:p>
          </table:table-cell>
          <table:table-cell office:value-type="string">
            <text:p>"GFX_ship_part_arc_emitt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arc_emitter_2" }</text:p>
          </table:table-cell>
          <table:table-cell office:value-type="string">
            <text:p>"LARGE_STATION_ARC_EMITT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arc_emitter"</text:p>
          </table:table-cell>
          <table:table-cell office:value-type="string">
            <text:p>70.312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4.840000000000001</text:p>
          </table:table-cell>
          <table:table-cell office:value-type="string">
            <text:p>9.68000000000000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LARGE_STATION_ARC_EMITTER_AURA_3"</text:p>
          </table:table-cell>
          <table:table-cell office:value-type="string">
            <text:p>aux</text:p>
          </table:table-cell>
          <table:table-cell office:value-type="string">
            <text:p>"GFX_ship_part_arc_emitt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arc_emitt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large }</text:p>
          </table:table-cell>
          <table:table-cell office:value-type="string">
            <text:p>"aura_arc_emitter"</text:p>
          </table:table-cell>
          <table:table-cell office:value-type="string">
            <text:p>78.12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9.680000000000001</text:p>
          </table:table-cell>
          <table:table-cell office:value-type="string">
            <text:p>14.52000000000000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ARC_EMITTER_AURA_1"</text:p>
          </table:table-cell>
          <table:table-cell office:value-type="string">
            <text:p>aux</text:p>
          </table:table-cell>
          <table:table-cell office:value-type="string">
            <text:p>"GFX_ship_part_arc_emitt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</text:p>
          </table:table-cell>
          <table:table-cell office:value-type="string">
            <text:p>{ "tech_arc_emitter_1" }</text:p>
          </table:table-cell>
          <table:table-cell office:value-type="string">
            <text:p>"EXTRA_LARGE_STATION_ARC_EMITTER_AURA_2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arc_emitter"</text:p>
          </table:table-cell>
          <table:table-cell office:value-type="string">
            <text:p>78.12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2.662000000000001</text:p>
          </table:table-cell>
          <table:table-cell office:value-type="string">
            <text:p>5.32400000000000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ARC_EMITTER_AURA_2"</text:p>
          </table:table-cell>
          <table:table-cell office:value-type="string">
            <text:p>aux</text:p>
          </table:table-cell>
          <table:table-cell office:value-type="string">
            <text:p>"GFX_ship_part_arc_emitt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</text:p>
          </table:table-cell>
          <table:table-cell office:value-type="string">
            <text:p>{ "tech_arc_emitter_2" }</text:p>
          </table:table-cell>
          <table:table-cell office:value-type="string">
            <text:p>"EXTRA_LARGE_STATION_ARC_EMITTER_AURA_3"</text:p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arc_emitter"</text:p>
          </table:table-cell>
          <table:table-cell office:value-type="string">
            <text:p>87.89062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5.324000000000002</text:p>
          </table:table-cell>
          <table:table-cell office:value-type="string">
            <text:p>10.64800000000000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  <table:table-row>
          <table:table-cell office:value-type="string">
            <text:p>"EXTRA_LARGE_STATION_ARC_EMITTER_AURA_3"</text:p>
          </table:table-cell>
          <table:table-cell office:value-type="string">
            <text:p>aux</text:p>
          </table:table-cell>
          <table:table-cell office:value-type="string">
            <text:p>"GFX_ship_part_arc_emitter_3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10</text:p>
          </table:table-cell>
          <table:table-cell office:value-type="string">
            <text:p>"station_weapon_aura_components"</text:p>
          </table:table-cell>
          <table:table-cell office:value-type="string">
            <text:p>100</text:p>
          </table:table-cell>
          <table:table-cell office:value-type="string">
            <text:p>{ "tech_arc_emitter_3" }</text:p>
          </table:table-cell>
          <table:table-cell office:value-type="string">
            <text:p/>
          </table:table-cell>
          <table:table-cell office:value-type="string">
            <text:p>{ shipclass_military_station }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"aura_arc_emitter"</text:p>
          </table:table-cell>
          <table:table-cell office:value-type="string">
            <text:p>97.65625</text:p>
          </table:table-cell>
          <table:table-cell office:value-type="string">
            <text:p>ships</text:p>
          </table:table-cell>
          <table:table-cell office:value-type="string">
            <text:p>hostile_aura_arc_emitter</text:p>
          </table:table-cell>
          <table:table-cell office:value-type="string">
            <text:p>100</text:p>
          </table:table-cell>
          <table:table-cell office:value-type="string">
            <text:p>0.5</text:p>
          </table:table-cell>
          <table:table-cell office:value-type="string">
            <text:p>10.648000000000003</text:p>
          </table:table-cell>
          <table:table-cell office:value-type="string">
            <text:p>15.97200000000000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"circle_area_entity"</text:p>
          </table:table-cell>
          <table:table-cell office:value-type="string">
            <text:p>yes</text:p>
          </table:table-cell>
          <table:table-cell office:value-type="string">
            <text:p>"ship_aura_negative_entity"</text:p>
          </table:table-cell>
          <table:table-cell office:value-type="string">
            <text:p>no</text:p>
          </table:table-cell>
        </table:table-row>
      </table:table>
      <table:table table:name="OccurenceNumbers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i_weight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class_restriction</text:p>
          </table:table-cell>
          <table:table-cell office:value-type="string">
            <text:p>size_restriction</text:p>
          </table:table-cell>
          <table:table-cell office:value-type="string">
            <text:p>hostile_a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radius</text:p>
          </table:table-cell>
          <table:table-cell office:value-type="string">
            <text:p>apply_on</text:p>
          </table:table-cell>
          <table:table-cell office:value-type="string">
            <text:p>stack_info</text:p>
          </table:table-cell>
          <table:table-cell office:value-type="string">
            <text:p/>
          </table:table-cell>
          <table:table-cell office:value-type="string">
            <text:p>damage_per_da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raph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/>
          </table:table-cell>
          <table:table-cell office:value-type="string">
            <text:p>shield_damage</text:p>
          </table:table-cell>
          <table:table-cell office:value-type="string">
            <text:p>shield_penetration</text:p>
          </table:table-cell>
          <table:table-cell office:value-type="string">
            <text:p>armor_penetration</text:p>
          </table:table-cell>
          <table:table-cell office:value-type="string">
            <text:p>area_effect</text:p>
          </table:table-cell>
          <table:table-cell office:value-type="string">
            <text:p/>
          </table:table-cell>
          <table:table-cell office:value-type="string">
            <text:p>ship_effec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STATION_WEAPON_AURA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radius</text:p>
          </table:table-cell>
          <table:table-cell office:value-type="string">
            <text:p>apply_on</text:p>
          </table:table-cell>
          <table:table-cell office:value-type="string">
            <text:p>stack_info</text:p>
          </table:table-cell>
          <table:table-cell office:value-type="string">
            <text:p/>
          </table:table-cell>
          <table:table-cell office:value-type="string">
            <text:p>damage_per_da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raphic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>priority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/>
          </table:table-cell>
          <table:table-cell office:value-type="string">
            <text:p>shield_damage</text:p>
          </table:table-cell>
          <table:table-cell office:value-type="string">
            <text:p>shield_penetration</text:p>
          </table:table-cell>
          <table:table-cell office:value-type="string">
            <text:p>armor_penetration</text:p>
          </table:table-cell>
          <table:table-cell office:value-type="string">
            <text:p>area_effect</text:p>
          </table:table-cell>
          <table:table-cell office:value-type="string">
            <text:p/>
          </table:table-cell>
          <table:table-cell office:value-type="string">
            <text:p>ship_effect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  <table:table-cell office:value-type="string">
            <text:p>entity</text:p>
          </table:table-cell>
          <table:table-cell office:value-type="string">
            <text:p>dynamic_sca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GRAVITON_HAMM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GRAVITON_HAMM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GRAVITON_HAMM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GRAVITON_HAMM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GRAVITON_HAMM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GRAVITON_HAMM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GRAVITON_HAMM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GRAVITON_HAMM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GRAVITON_HAMM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GRAVITON_HAMM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GRAVITON_HAMM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GRAVITON_HAMM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WARMER_DRONES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WARMER_DRONES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WARMER_DRONES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WARMER_DRONES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WARMER_DRONES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WARMER_DRONES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WARMER_DRONES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WARMER_DRONES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WARMER_DRONES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WARMER_DRONES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WARMER_DRONES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WARMER_DRONES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QUANTUM_DESTABLIZI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QUANTUM_DESTABLIZI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QUANTUM_DESTABLIZI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QUANTUM_DESTABLIZI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QUANTUM_DESTABLIZI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QUANTUM_DESTABLIZI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QUANTUM_DESTABLIZI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QUANTUM_DESTABLIZI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QUANTUM_DESTABLIZI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QUANTUM_DESTABLIZI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QUANTUM_DESTABLIZI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QUANTUM_DESTABLIZI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C_EMITT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C_EMITT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ARC_EMITT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C_EMITT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C_EMITT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ARC_EMITT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C_EMITT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C_EMITT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ARC_EMITT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C_EMITTER_AURA_1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C_EMITTER_AURA_2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ARC_EMITTER_AURA_3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 office:version="1.2">
  <office:meta>
    <meta:generator>ODFPY/1.3.5</meta:generator>
  </office:meta>
</office:document-meta>
</file>